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style:font-name="Times New Roman" fo:font-size="48pt" style:font-size-asian="48pt" style:font-size-complex="48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93cm" svg:x="0cm" svg:y="-0.247cm" presentation:class="title" presentation:user-transformed="true">
          <draw:text-box>
            <text:p text:style-name="P1"><text:span text:style-name="T1">Z głębokości mórz</text:span><text:span text:style-name="T1"><text:line-break/></text:span><text:span text:style-name="T1">aż po szczyty gór</text:span><text:span text:style-name="T1"><text:line-break/></text:span><text:span text:style-name="T1">Stworzenie objawia</text:span><text:span text:style-name="T1"><text:line-break/></text:span><text:span text:style-name="T1">Majestat Twój</text:span><text:span text:style-name="T1"><text:line-break/></text:span><text:span text:style-name="T1">Od kolorów jesieni</text:span><text:span text:style-name="T1"><text:line-break/></text:span><text:span text:style-name="T1">po wiosenny nów</text:span><text:span text:style-name="T1"><text:line-break/></text:span><text:span text:style-name="T1">Wszystko śpiewa Ci pieśń pełną cudownych słów ogłaszają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Wszechmogący, Nieskończony,</text:span><text:span text:style-name="T1"><text:line-break/></text:span><text:span text:style-name="T1">W zachwycie klękamy</text:span><text:span text:style-name="T1"><text:line-break/></text:span><text:span text:style-name="T1">przed Tobą,</text:span><text:span text:style-name="T1"><text:line-break/></text:span><text:span text:style-name="T1">by wyznać Ci, ż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93cm" svg:x="0cm" svg:y="-0.248cm" presentation:class="title" presentation:user-transformed="true">
          <draw:text-box>
            <text:p><text:span text:style-name="T1">Kto uwalnia błyskawic moc</text:span><text:span text:style-name="T1"><text:line-break/></text:span><text:span text:style-name="T1">w czasie burz</text:span><text:span text:style-name="T1"><text:line-break/></text:span><text:span text:style-name="T1">Kto maluje kolory</text:span><text:span text:style-name="T1"><text:line-break/></text:span><text:span text:style-name="T1">polarnych zórz</text:span><text:span text:style-name="T1"><text:line-break/></text:span><text:span text:style-name="T1">Słońce stworzył na niebie</text:span><text:span text:style-name="T1"><text:line-break/></text:span><text:span text:style-name="T1">i dał mu Swą moc</text:span><text:span text:style-name="T1"><text:line-break/></text:span><text:span text:style-name="T1">Orzeźwienie przynosi</text:span><text:span text:style-name="T1"><text:line-break/></text:span><text:span text:style-name="T1">w gwieździstą noc</text:span><text:span text:style-name="T1"><text:line-break/></text:span><text:span text:style-name="T1">Tylko 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Zawsze dobry, miłujący,</text:span><text:span text:style-name="T1"><text:line-break/></text:span><text:span text:style-name="T1">Ty znasz moje serce</text:span><text:span text:style-name="T1"><text:line-break/></text:span><text:span text:style-name="T1">i mimo to wciąż</text:span><text:span text:style-name="T1"><text:line-break/></text:span><text:span text:style-name="T1">kochasz mni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01:37</meta:creation-date>
    <dc:date>2013-12-01T14:02:15.002000000</dc:date>
    <dc:language>pl-PL</dc:language>
    <meta:editing-cycles>35</meta:editing-cycles>
    <meta:editing-duration>PT50M34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